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21mm"/>
    </style:style>
    <style:style style:name="co2" style:family="table-column">
      <style:table-column-properties fo:break-before="auto" style:column-width="112.34mm"/>
    </style:style>
    <style:style style:name="co3" style:family="table-column">
      <style:table-column-properties fo:break-before="auto" style:column-width="108.04mm"/>
    </style:style>
    <style:style style:name="co4" style:family="table-column">
      <style:table-column-properties fo:break-before="auto" style:column-width="48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18mm"/>
    </style:style>
    <style:style style:name="co7" style:family="table-column">
      <style:table-column-properties fo:break-before="auto" style:column-width="109.33mm"/>
    </style:style>
    <style:style style:name="co8" style:family="table-column">
      <style:table-column-properties fo:break-before="auto" style:column-width="155.8mm"/>
    </style:style>
    <style:style style:name="co9" style:family="table-column">
      <style:table-column-properties fo:break-before="auto" style:column-width="28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4.43mm" fo:break-before="auto" style:use-optimal-row-height="false"/>
    </style:style>
    <style:style style:name="ro3" style:family="table-row">
      <style:table-row-properties style:row-height="22.31mm" fo:break-before="auto" style:use-optimal-row-height="false"/>
    </style:style>
    <style:style style:name="ro4" style:family="table-row">
      <style:table-row-properties style:row-height="21.17mm" fo:break-before="auto" style:use-optimal-row-height="false"/>
    </style:style>
    <style:style style:name="ro5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able-cell-properties fo:background-color="#000000" fo:border="0.06pt solid #ffffff"/>
      <style:text-properties fo:color="#ffffff" style:font-name="p0l9s" fo:font-size="10pt" style:font-size-asian="10pt" style:font-size-complex="1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language="none" fo:country="none" fo:font-weight="bold" style:font-name-asian="Times New Roman" style:font-size-asian="12pt" style:language-asian="none" style:country-asian="none" style:font-name-complex="Tahoma" style:font-size-complex="12pt" style:language-complex="none" style:country-complex="none"/>
    </style:style>
    <style:style style:name="ce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none" fo:country="none" style:font-name-asian="Mangal" style:font-size-asian="10pt" style:language-asian="none" style:country-asian="none" style:font-name-complex="Tahoma" style:font-size-complex="10pt" style:language-complex="en" style:country-complex="US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8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style:font-size-asian="12pt" style:font-size-complex="12pt"/>
    </style:style>
    <style:style style:name="ce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style:font-name-asian="Mangal" style:font-size-asian="10pt" style:language-asian="hi" style:country-asian="IN" style:font-size-complex="10pt"/>
    </style:style>
    <style:style style:name="ce10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font-name="p0l9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en" fo:country="US" fo:font-weight="bold" style:font-name-asian="Segoe UI" style:font-size-asian="10pt" style:language-asian="en" style:country-asian="US" style:font-weight-asian="bold" style:font-name-complex="Tahoma" style:font-size-complex="10pt" style:language-complex="en" style:country-complex="US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size-complex="10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font-name="p0l9s" fo:font-size="10pt" fo:language="fr" fo:country="LU" fo:font-weight="bold" style:font-name-asian="Mangal" style:font-size-asian="10pt" style:language-asian="hi" style:country-asian="IN" style:font-weight-asian="bold" style:font-name-complex="Tahoma" style:font-size-complex="10pt" style:language-complex="en" style:country-complex="US" style:font-weight-complex="bold"/>
    </style:style>
    <style:style style:name="ce17" style:family="table-cell" style:parent-style-name="Default">
      <style:table-cell-properties fo:background-color="#000000"/>
      <style:text-properties fo:color="#ffffff" style:font-name="p0l9s" fo:font-size="12pt" style:font-size-asian="12pt" style:font-size-complex="12pt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5" table:number-columns-repeated="1013" table:default-cell-style-name="ce7"/>
        <table:table-column table:style-name="co5" table:default-cell-style-name="ce18"/>
        <table:table-row table:style-name="ro1">
          <table:table-cell table:style-name="ce1"/>
          <table:table-cell table:style-name="ce4"/>
          <table:table-cell table:style-name="ce8"/>
          <table:table-cell table:style-name="ce10"/>
          <table:table-cell table:style-name="ce17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5">
            <draw:frame table:end-cell-address="Feuille1.B2" table:end-x="84.29mm" table:end-y="21.76mm" draw:z-index="0" draw:style-name="gr1" draw:text-style-name="P1" svg:width="55.47mm" svg:height="16.9mm" svg:x="28.82mm" svg:y="4.86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"/>
          <table:table-cell table:style-name="ce11"/>
          <table:table-cell table:style-name="ce17"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5">
            <draw:frame table:end-cell-address="Feuille1.B3" table:end-x="82.44mm" table:end-y="18.01mm" draw:z-index="7" draw:style-name="gr1" draw:text-style-name="P1" svg:width="55.47mm" svg:height="17.01mm" svg:x="26.97mm" svg:y="1m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9"/>
          <table:table-cell table:style-name="ce12"/>
          <table:table-cell table:style-name="ce17"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5" table:number-columns-repeated="3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 table:number-columns-repeated="2"/>
          <table:table-cell table:style-name="ce13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6" table:end-x="75.26mm" table:end-y="15.95mm" draw:z-index="3" draw:style-name="gr1" draw:text-style-name="P1" svg:width="36.54mm" svg:height="10.28mm" svg:x="38.72mm" svg:y="5.67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/>
          <table:table-cell table:style-name="ce11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7" table:end-x="87.19mm" table:end-y="14.86mm" draw:z-index="4" draw:style-name="gr1" draw:text-style-name="P1" svg:width="64.46mm" svg:height="11.35mm" svg:x="22.73mm" svg:y="3.51m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5"/>
          <table:table-cell table:style-name="ce14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8" table:end-x="97.59mm" table:end-y="13.46mm" draw:z-index="1" draw:style-name="gr1" draw:text-style-name="P1" svg:width="84.53mm" svg:height="11.35mm" svg:x="13.06mm" svg:y="2.1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9" table:end-x="81.98mm" table:end-y="15.29mm" draw:z-index="2" draw:style-name="gr1" draw:text-style-name="P1" svg:width="54.41mm" svg:height="11.35mm" svg:x="27.57mm" svg:y="3.94m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5"/>
          <table:table-cell table:style-name="ce15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6"/>
          <table:table-cell table:style-name="ce5"/>
          <table:table-cell table:style-name="ce16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11" table:end-x="65.59mm" table:end-y="16.84mm" draw:z-index="6" draw:style-name="gr1" draw:text-style-name="P1" svg:width="29.11mm" svg:height="14.32mm" svg:x="36.48mm" svg:y="2.52mm">
              <lo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5" table:number-columns-repeated="2"/>
          <table:table-cell table:style-name="ce17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>
            <draw:frame table:end-cell-address="Feuille1.B12" table:end-x="68.45mm" table:end-y="18.71mm" draw:z-index="5" draw:style-name="gr1" draw:text-style-name="P1" svg:width="33.74mm" svg:height="16.95mm" svg:x="34.71mm" svg:y="1.76mm">
              <lo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5" table:number-columns-repeated="2"/>
          <table:table-cell table:style-name="ce17" table:number-columns-repeated="4"/>
          <table:table-cell table:number-columns-repeated="1016"/>
        </table:table-row>
        <table:table-row table:style-name="ro5" table:number-rows-repeated="2">
          <table:table-cell table:number-columns-repeated="4"/>
          <table:table-cell table:style-name="ce17" table:number-columns-repeated="4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0:35:06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5.1.6.2$Windows_x86 LibreOffice_project/07ac168c60a517dba0f0d7bc7540f5afa45f0909</meta:generator>
    <dc:date>2017-03-06T21:26:42.863000000</dc:date>
    <meta:editing-duration>PT9H42M49S</meta:editing-duration>
    <meta:editing-cycles>17</meta:editing-cycles>
    <meta:print-date>2016-11-24T13:29:06.115000000</meta:print-date>
    <meta:document-statistic meta:table-count="1" meta:cell-count="0" meta:object-count="8"/>
  </office:meta>
</office:document-meta>
</file>

<file path=Object 1/content.xml><?xml version="1.0" encoding="utf-8"?>
<math xmlns="http://www.w3.org/1998/Math/MathML" display="block">
  <semantics>
    <mstyle color="white">
      <mrow>
        <mrow>
          <mrow>
            <mo stretchy="false">∫</mo>
            <msup>
              <mi>x</mi>
              <mi>a</mi>
            </msup>
          </mrow>
          <mo stretchy="false">∋</mo>
          <mi>⊕</mi>
        </mrow>
        <mrow>
          <mo fence="true" stretchy="true">(</mo>
          <mrow>
            <mtable>
              <mtr>
                <mtd>
                  <mrow>
                    <mfrac>
                      <msup>
                        <mi>x</mi>
                        <mrow>
                          <mi>a</mi>
                          <mo stretchy="false">+</mo>
                          <mn>1</mn>
                        </mrow>
                      </msup>
                      <mrow>
                        <mi>a</mi>
                        <mo stretchy="false">+</mo>
                        <mn>1</mn>
                      </mrow>
                    </mfrac>
                    <mi>,</mi>
                    <mo stretchy="false">∀</mo>
                    <mrow>
                      <mi>a</mi>
                      <mo stretchy="false">∈</mo>
                      <mrow>
                        <mi mathvariant="normal">ℝ</mi>
                        <mo stretchy="false">−</mo>
                        <mrow>
                          <mo fence="true" stretchy="false">{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}</mo>
                        </mrow>
                      </mrow>
                    </mrow>
                  </mrow>
                </mtd>
              </mtr>
              <mtr>
                <mtd>
                  <mrow>
                    <mi>ln</mi>
                    <mrow>
                      <mo fence="true" stretchy="false">(</mo>
                      <mrow>
                        <mrow>
                          <mtext>|</mtext>
                          <mi>x</mi>
                          <mtext>|</mtext>
                        </mrow>
                      </mrow>
                      <mo fence="true" stretchy="false">)</mo>
                    </mrow>
                    <mi>,</mi>
                    <mo stretchy="false">∀</mo>
                    <mrow>
                      <mi>a</mi>
                      <mo stretchy="false">=</mo>
                      <mrow>
                        <mo stretchy="false">−</mo>
                        <mn>1</mn>
                      </mrow>
                    </mrow>
                  </mrow>
                </mtd>
              </mtr>
            </mtable>
          </mrow>
          <mo fence="true" stretchy="true">)</mo>
        </mrow>
      </mrow>
    </mstyle>
    <annotation encoding="StarMath 5.0">color white {int x^a owns  ⊕ left(matrix{x^{a+1} over {a+1},forall a in setR-lbrace -1 rbrace ## ln("|"x"|"), forall a=-1} right )}</annotation>
  </semantics>
</math>
</file>

<file path=Object 2/content.xml><?xml version="1.0" encoding="utf-8"?>
<math xmlns="http://www.w3.org/1998/Math/MathML" display="block">
  <semantics>
    <mstyle color="white">
      <mrow>
        <mrow>
          <mrow>
            <mi>H</mi>
            <mo stretchy="false">/</mo>
            <mi>X</mi>
          </mrow>
          <mo stretchy="false">=</mo>
          <mrow>
            <mo stretchy="false">−</mo>
            <mn>5</mn>
          </mrow>
        </mrow>
        <mi mathvariant="italic">sp</mi>
        <mn>4</mn>
        <mrow>
          <mi mathvariant="italic">ras</mi>
          <mo stretchy="false">/</mo>
          <msub>
            <mi>log</mi>
            <mi>b</mi>
          </msub>
        </mrow>
        <mrow>
          <mrow>
            <mi>p</mi>
            <mo stretchy="false">/</mo>
            <mi>X</mi>
          </mrow>
          <mo stretchy="false">=</mo>
          <msub>
            <mi>x</mi>
            <mi>i</mi>
          </msub>
          <mo stretchy="false">=</mo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</mrow>
        <mrow>
          <msub>
            <mi>log</mi>
            <mi>b</mi>
          </msub>
          <mo stretchy="false">/</mo>
          <msub>
            <mi>p</mi>
            <mi>i</mi>
          </msub>
        </mrow>
      </mrow>
    </mstyle>
    <annotation encoding="StarMath 5.0">color white {H/X=-5sp4ras/log_{b}p/X = x_{i} = - sum from{i=0} to{n} p_{i}log_{b}/p_{i}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−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>
              <mi>p</mi>
              <mi>i</mi>
            </msub>
          </mrow>
        </mrow>
        <mrow>
          <mrow>
            <msub>
              <mi>log</mi>
              <mi>b</mi>
            </msub>
            <mo stretchy="false">/</mo>
            <msub>
              <mi>p</mi>
              <mi>i</mi>
            </msub>
          </mrow>
          <mo stretchy="false">≤</mo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</mrow>
        <mrow>
          <msub>
            <mi>log</mi>
            <mi>b</mi>
          </msub>
          <mo stretchy="false">/</mo>
          <msub>
            <mi>q</mi>
            <mi>i</mi>
          </msub>
        </mrow>
      </mrow>
    </mstyle>
    <annotation encoding="StarMath 5.0">color white {- sum from{i=0} to{n} p_{i}log_{b}/p_{i} &lt;= - sum from{i=0} to{n} p_{i}log_{b}/q_{i}}</annotation>
  </semantics>
</math>
</file>

<file path=Object 4/content.xml><?xml version="1.0" encoding="utf-8"?>
<math xmlns="http://www.w3.org/1998/Math/MathML" display="block">
  <semantics>
    <mstyle color="white">
      <mrow>
        <mrow>
          <mrow>
            <msub>
              <mi>H</mi>
              <mi mathvariant="normal">∞</mi>
            </msub>
            <mo stretchy="false">/</mo>
            <mi>X</mi>
          </mrow>
          <mo stretchy="false">=</mo>
          <mrow>
            <mo stretchy="false">−</mo>
            <mi>log</mi>
          </mrow>
        </mrow>
        <munderover>
          <mtext> sup</mtext>
          <mrow>
            <mi>i</mi>
            <mo stretchy="false">=</mo>
            <mn>1</mn>
          </mrow>
          <mi>n</mi>
        </munderover>
        <msub>
          <mi>p</mi>
          <mi>i</mi>
        </msub>
      </mrow>
    </mstyle>
    <annotation encoding="StarMath 5.0">color white {H_{infinity}/X= - log" sup" csub{i=1} csup{n} p_{i}}</annotation>
  </semantics>
</math>
</file>

<file path=Object 5/content.xml><?xml version="1.0" encoding="utf-8"?>
<math xmlns="http://www.w3.org/1998/Math/MathML" display="block">
  <semantics>
    <mstyle color="white">
      <mrow>
        <msub>
          <mi>H</mi>
          <mn>2</mn>
        </msub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o stretchy="false">−</mo>
            <mi>log</mi>
          </mrow>
        </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bsup>
              <mi>p</mi>
              <mi>i</mi>
              <mn>2</mn>
            </msubsup>
          </mrow>
          <mo stretchy="false">=</mo>
          <mrow>
            <mo stretchy="false">−</mo>
            <mi>log</mi>
          </mrow>
        </mrow>
        <mi>p</mi>
        <mrow>
          <mo fence="true" stretchy="false">(</mo>
          <mrow>
            <mrow>
              <mi>X</mi>
              <mo stretchy="false">=</mo>
              <mi>Y</mi>
            </mrow>
          </mrow>
          <mo fence="true" stretchy="false">)</mo>
        </mrow>
      </mrow>
    </mstyle>
    <annotation encoding="StarMath 5.0">color white {H_{2}(X)=- log sum from{i=0} to{n} p_{i}^{2} = - log p( X=Y) }</annotation>
  </semantics>
</math>
</file>

<file path=Object 7/content.xml><?xml version="1.0" encoding="utf-8"?>
<math xmlns="http://www.w3.org/1998/Math/MathML" display="block">
  <semantics>
    <mtable>
      <mtr>
        <mtd>
          <mstyle color="white">
            <mrow>
              <mi>y</mi>
              <mstyle color="red">
                <mi>·</mi>
              </mstyle>
              <mrow>
                <mi mathvariant="italic">dB</mi>
                <mo stretchy="false">=</mo>
                <mstyle color="red">
                  <mi>b</mi>
                </mstyle>
              </mrow>
              <mi>·</mi>
              <msub>
                <mi>log</mi>
                <mstyle color="red">
                  <mi>b</mi>
                </mstyle>
              </msub>
              <mrow>
                <mo fence="true" stretchy="false">(</mo>
                <mrow>
                  <mfrac>
                    <mi>x</mi>
                    <mstyle color="red">
                      <mi>x</mi>
                    </mstyle>
                  </mfrac>
                </mrow>
                <mo fence="true" stretchy="false">)</mo>
              </mrow>
            </mrow>
          </mstyle>
        </mtd>
      </mtr>
      <mtr>
        <mtd>
          <mstyle color="white">
            <mrow>
              <mrow>
                <mi>x</mi>
                <mo stretchy="false">=</mo>
                <mstyle color="red">
                  <mi>x</mi>
                </mstyle>
              </mrow>
              <mi>·</mi>
              <msup>
                <mstyle color="red">
                  <mi>b</mi>
                </mstyle>
                <mfrac>
                  <mi>y</mi>
                  <mstyle color="red">
                    <mi>b</mi>
                  </mstyle>
                </mfrac>
              </msup>
            </mrow>
          </mstyle>
        </mtd>
      </mtr>
    </mtable>
    <annotation encoding="StarMath 5.0">color white {y color red{·} dB=color red{b}·log_{color red{b}}(x over color red{x})}
newline color white {x=color red{x}·{color red{b}}^{y over color red{b}}}
</annotation>
  </semantics>
</math>
</file>

<file path=Object 8/content.xml><?xml version="1.0" encoding="utf-8"?>
<math xmlns="http://www.w3.org/1998/Math/MathML" display="block">
  <semantics>
    <mtable>
      <mtr>
        <mtd>
          <mstyle color="white">
            <mrow>
              <mi>y</mi>
              <mstyle color="red">
                <mi>·</mi>
              </mstyle>
              <mrow>
                <mi mathvariant="italic">dB</mi>
                <mo stretchy="false">=</mo>
                <msub>
                  <mi>log</mi>
                  <mstyle color="red">
                    <mi>b</mi>
                  </mstyle>
                </msub>
              </mrow>
              <mrow>
                <mo fence="true" stretchy="false">(</mo>
                <mrow>
                  <mfrac>
                    <mi>x</mi>
                    <mstyle color="red">
                      <mi>x</mi>
                    </mstyle>
                  </mfrac>
                </mrow>
                <mo fence="true" stretchy="false">)</mo>
              </mrow>
            </mrow>
          </mstyle>
        </mtd>
      </mtr>
      <mtr>
        <mtd>
          <mstyle color="white">
            <mrow>
              <mrow>
                <mi>x</mi>
                <mo stretchy="false">=</mo>
                <mstyle color="red">
                  <mi>x</mi>
                </mstyle>
              </mrow>
              <mi>·</mi>
              <msup>
                <mstyle color="red">
                  <mi>b</mi>
                </mstyle>
                <mi>y</mi>
              </msup>
            </mrow>
          </mstyle>
        </mtd>
      </mtr>
    </mtable>
    <annotation encoding="StarMath 5.0"> color white {y color red{·} dB=log_{color red{b}}(x over color red{x})}
newline color white {x=color red{x}·{color red{b}}^{y}}
</annotation>
  </semantics>
</math>
</file>

<file path=Object 9/content.xml><?xml version="1.0" encoding="utf-8"?>
<math xmlns="http://www.w3.org/1998/Math/MathML" display="block">
  <semantics>
    <mstyle color="white">
      <mrow>
        <mrow>
          <mrow>
            <mo stretchy="false">∫</mo>
            <msup>
              <mi>x</mi>
              <mi>a</mi>
            </msup>
          </mrow>
          <mo stretchy="false">∋</mo>
          <mi>⊕</mi>
        </mrow>
        <mrow>
          <mo fence="true" stretchy="true">(</mo>
          <mrow>
            <mtable>
              <mtr>
                <mtd>
                  <mrow>
                    <mfrac>
                      <msup>
                        <mi>x</mi>
                        <mrow>
                          <mi>a</mi>
                          <mo stretchy="false">+</mo>
                          <mn>1</mn>
                        </mrow>
                      </msup>
                      <mrow>
                        <mi>a</mi>
                        <mo stretchy="false">+</mo>
                        <mn>1</mn>
                      </mrow>
                    </mfrac>
                    <mi>,</mi>
                    <mo stretchy="false">∀</mo>
                    <mrow>
                      <mi>a</mi>
                      <mo stretchy="false">∈</mo>
                      <mrow>
                        <mi mathvariant="normal">ℝ</mi>
                        <mo stretchy="false">−</mo>
                        <mrow>
                          <mo fence="true" stretchy="false">{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}</mo>
                        </mrow>
                      </mrow>
                    </mrow>
                  </mrow>
                </mtd>
              </mtr>
              <mtr>
                <mtd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,</mi>
                    <mo stretchy="false">∀</mo>
                    <mrow>
                      <mi>a</mi>
                      <mo stretchy="false">=</mo>
                      <mrow>
                        <mo stretchy="false">−</mo>
                        <mn>1</mn>
                      </mrow>
                    </mrow>
                  </mrow>
                </mtd>
              </mtr>
            </mtable>
          </mrow>
          <mo fence="true" stretchy="true">)</mo>
        </mrow>
      </mrow>
    </mstyle>
    <annotation encoding="StarMath 5.0">color white {int x^a owns  ⊕ left(matrix{x^{a+1} over {a+1},forall a in setR-lbrace -1 rbrace ## ln(x), forall a=-1} right )}</annotation>
  </semantics>
</math>
</file>